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6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none" draw:fill-color="#000080" draw:opacity="50%" draw:textarea-horizontal-align="justify" draw:textarea-vertical-align="middle" draw:auto-grow-height="false" draw:shadow="hidden" draw:shadow-opacity="50%"/>
    </style:style>
    <style:style style:name="gr7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.95cm"/>
    </style:style>
    <style:style style:name="gr11" style:family="graphic" style:parent-style-name="standard">
      <style:graphic-properties draw:stroke="solid" draw:stroke-dash="Ultrafine_20_Dashed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solid" draw:stroke-dash="Ultrafine_20_Dashed" draw:fill="none" draw:textarea-vertical-align="middle"/>
    </style:style>
    <style:style style:name="gr13" style:family="graphic" style:parent-style-name="standard">
      <style:graphic-properties draw:stroke="solid" draw:stroke-dash="Ultrafine_20_Dashed"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3.95cm" fo:min-width="0.9cm"/>
    </style:style>
    <style:style style:name="gr1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433cm" fo:min-width="0.9cm"/>
    </style:style>
    <style:style style:name="gr1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558cm" fo:min-width="0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默认-notes">
      <style:graphic-properties draw:fill-color="#ffffff" fo:min-height="13.364cm"/>
    </style:style>
    <style:style style:name="co1" style:family="table-column">
      <style:table-column-properties style:column-width="2.521cm" style:use-optimal-column-width="false"/>
    </style:style>
    <style:style style:name="co2" style:family="table-column">
      <style:table-column-properties style:column-width="2.52cm" style:use-optimal-column-width="false"/>
    </style:style>
    <style:style style:name="co3" style:family="table-column">
      <style:table-column-properties style:column-width="6.05cm" style:use-optimal-column-width="false"/>
    </style:style>
    <style:style style:name="co4" style:family="table-column">
      <style:table-column-properties style:column-width="4.66cm" style:use-optimal-column-width="false"/>
    </style:style>
    <style:style style:name="ro1" style:family="table-row">
      <style:table-row-properties style:row-height="0.736cm"/>
    </style:style>
    <style:style style:name="ro2" style:family="table-row">
      <style:table-row-properties style:row-height="0.676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98cm"/>
    </style:style>
    <style:style style:name="ce1" style:family="table-cell">
      <style:graphic-properties draw:fill="none" style:repeat="repeat" fo:padding-top="0.1cm" fo:padding-bottom="0.1cm" fo:padding-left="0.1cm" fo:padding-right="0.1cm"/>
      <style:text-properties fo:font-size="18pt" style:font-size-asian="18pt" style:font-size-complex="18pt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style:font-size-asian="1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size-asian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5.8cm" svg:height="9.2cm" svg:x="3cm" svg:y="3.2cm">
          <text:p/>
          <draw:enhanced-geometry svg:viewBox="0 0 21600 21600" draw:type="rectangle" draw:enhanced-path="M 0 0 L 21600 0 21600 21600 0 21600 0 0 Z N"/>
        </draw:custom-shape>
        <draw:frame draw:style-name="standard" xml:id="id2" draw:id="id2" draw:layer="layout" svg:width="5.04cm" svg:height="2.813cm" svg:x="3.652cm" svg:y="6.5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fd0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d1</text:span></text:p>
              </table:table-cell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layer="layout" svg:width="3.361cm" svg:height="0.988cm" svg:x="6cm" svg:y="5.412cm">
          <draw:text-box>
            <text:p>文件指针</text:p>
          </draw:text-box>
        </draw:frame>
        <draw:frame draw:style-name="standard" xml:id="id1" draw:id="id1" draw:layer="layout" svg:width="6.049cm" svg:height="2.993cm" svg:x="11.675cm" svg:y="2.084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文件状态标志</text:p>
              </table:table-cell>
            </table:table-row>
            <table:table-row table:style-name="ro4">
              <table:table-cell table:style-name="ce2">
                <text:p>当前文件偏移量</text:p>
              </table:table-cell>
            </table:table-row>
            <table:table-row table:style-name="ro3">
              <table:table-cell table:style-name="ce2">
                <text:p>V节点指针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6.049cm" svg:height="2.993cm" svg:x="11.61cm" svg:y="10.26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文件状态标志</text:p>
              </table:table-cell>
            </table:table-row>
            <table:table-row table:style-name="ro4">
              <table:table-cell table:style-name="ce2">
                <text:p>当前文件偏移量</text:p>
              </table:table-cell>
            </table:table-row>
            <table:table-row table:style-name="ro3">
              <table:table-cell table:style-name="ce2">
                <text:p>V节点指针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659cm" svg:height="2.993cm" svg:x="20.971cm" svg:y="2.019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><text:span text:style-name="T1">v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i 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当前文件长度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659cm" svg:height="2.993cm" svg:x="21.118cm" svg:y="10.694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><text:span text:style-name="T1">v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i 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当前文件长度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3" draw:text-style-name="P1" draw:layer="layout" draw:type="curve" svg:x1="8.976cm" svg:y1="6.967cm" svg:x2="11.675cm" svg:y2="3.58cm" draw:end-shape="id1" draw:end-glue-point="3" svg:d="m8976 6967c1648 0 299-3387 2699-3387" svg:viewBox="0 0 2700 3388">
          <text:p/>
        </draw:connector>
        <draw:connector draw:style-name="gr3" draw:text-style-name="P1" draw:layer="layout" draw:type="curve" svg:x1="8.692cm" svg:y1="7.92cm" svg:x2="11.61cm" svg:y2="11.756cm" draw:start-shape="id2" draw:end-shape="id3" draw:end-glue-point="3" svg:d="m8692 7920c2190 0 731 3836 2918 3836" svg:viewBox="0 0 2919 3837">
          <text:p/>
        </draw:connector>
        <draw:connector draw:style-name="gr3" draw:text-style-name="P1" draw:layer="layout" draw:type="curve" svg:x1="17.952cm" svg:y1="4.622cm" svg:x2="20.731cm" svg:y2="2.244cm" svg:d="m17952 4622c2085 0 696-2378 2779-2378" svg:viewBox="0 0 2780 2379">
          <text:p/>
        </draw:connector>
        <draw:connector draw:style-name="gr3" draw:text-style-name="P1" draw:layer="layout" draw:type="curve" svg:x1="17.918cm" svg:y1="12.828cm" svg:x2="20.731cm" svg:y2="10.986cm" svg:d="m17918 12828c2110 0 704-1842 2813-1842" svg:viewBox="0 0 2814 1843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draw:custom-shape draw:style-name="gr1" draw:text-style-name="P1" draw:layer="layout" svg:width="6cm" svg:height="5.2cm" svg:x="2.849cm" svg:y="1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04cm" svg:height="2.813cm" svg:x="3.501cm" svg:y="3.1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fd0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d1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1">fd2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2" draw:layer="layout" svg:width="3.361cm" svg:height="0.988cm" svg:x="5.849cm" svg:y="2.012cm">
          <draw:text-box>
            <text:p><text:span text:style-name="T2">文件指针</text:span></text:p>
          </draw:text-box>
        </draw:frame>
        <draw:frame draw:style-name="standard" xml:id="id4" draw:id="id4" draw:layer="layout" svg:width="6.049cm" svg:height="2.993cm" svg:x="11.675cm" svg:y="2.084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<text:span text:style-name="T2">文件状态标志</text:span></text:p>
              </table:table-cell>
            </table:table-row>
            <table:table-row table:style-name="ro4">
              <table:table-cell table:style-name="ce2">
                <text:p><text:span text:style-name="T2">当前文件偏移量</text:span></text:p>
              </table:table-cell>
            </table:table-row>
            <table:table-row table:style-name="ro3">
              <table:table-cell table:style-name="ce2">
                <text:p><text:span text:style-name="T2">V</text:span><text:span text:style-name="T2">节点指针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5" draw:id="id5" draw:layer="layout" svg:width="6.049cm" svg:height="2.993cm" svg:x="11.61cm" svg:y="10.26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<text:span text:style-name="T2">文件状态标志</text:span></text:p>
              </table:table-cell>
            </table:table-row>
            <table:table-row table:style-name="ro4">
              <table:table-cell table:style-name="ce2">
                <text:p><text:span text:style-name="T2">当前文件偏移量</text:span></text:p>
              </table:table-cell>
            </table:table-row>
            <table:table-row table:style-name="ro3">
              <table:table-cell table:style-name="ce2">
                <text:p><text:span text:style-name="T2">V</text:span><text:span text:style-name="T2">节点指针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6" draw:id="id6" draw:layer="layout" svg:width="4.659cm" svg:height="2.993cm" svg:x="21.013cm" svg:y="6.6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><text:span text:style-name="T1">v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i 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当前文件长度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3" draw:text-style-name="P1" draw:layer="layout" draw:type="curve" svg:x1="9.076cm" svg:y1="5.694cm" svg:x2="11.675cm" svg:y2="3.58cm" draw:end-shape="id4" draw:end-glue-point="3" svg:d="m9076 5694c1573 0 274-2114 2599-2114" svg:viewBox="0 0 2600 2115">
          <text:p/>
        </draw:connector>
        <draw:connector draw:style-name="gr3" draw:text-style-name="P1" draw:layer="layout" draw:type="curve" svg:x1="9.009cm" svg:y1="12.593cm" svg:x2="11.61cm" svg:y2="11.756cm" draw:end-shape="id5" draw:end-glue-point="3" svg:d="m9009 12593c1575 0 275-837 2601-837" svg:viewBox="0 0 2602 838">
          <text:p/>
        </draw:connector>
        <draw:connector draw:style-name="gr3" draw:text-style-name="P1" draw:layer="layout" draw:type="curve" svg:x1="17.724cm" svg:y1="3.58cm" svg:x2="21.013cm" svg:y2="8.126cm" draw:start-shape="id4" draw:end-shape="id6" svg:d="m17724 3580c2467 0 823 4546 3289 4546" svg:viewBox="0 0 3290 4547">
          <text:p/>
        </draw:connector>
        <draw:connector draw:style-name="gr3" draw:text-style-name="P1" draw:layer="layout" draw:type="curve" svg:x1="17.659cm" svg:y1="11.756cm" svg:x2="21.013cm" svg:y2="8.126cm" draw:start-shape="id5" draw:end-shape="id6" svg:d="m17659 11756c2517 0 840-3630 3354-3630" svg:viewBox="0 0 3355 3631">
          <text:p/>
        </draw:connector>
        <draw:custom-shape draw:style-name="gr1" draw:text-style-name="P1" draw:layer="layout" svg:width="6cm" svg:height="5.2cm" svg:x="2.8cm" svg:y="8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04cm" svg:height="2.813cm" svg:x="3.452cm" svg:y="10.1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fd0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d1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1">fd2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2" draw:text-style-name="P2" draw:layer="layout" svg:width="3.361cm" svg:height="0.988cm" svg:x="5.8cm" svg:y="9.012cm">
          <draw:text-box>
            <text:p><text:span text:style-name="T2">文件指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custom-shape draw:style-name="gr5" draw:text-style-name="P1" draw:layer="layout" svg:width="23cm" svg:height="3cm" svg:x="3.2cm" svg:y="15.6cm">
          <text:p text:style-name="P1">内核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0.2cm" svg:height="10.4cm" svg:x="4.2cm" svg:y="3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cm" svg:height="1.8cm" svg:x="6cm" svg:y="9.6cm">
          <text:p text:style-name="P1"><text:span text:style-name="T3">C</text:span><text:span text:style-name="T3">启动例程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8cm" svg:y1="15.6cm" svg:x2="6.8cm" svg:y2="11.4cm">
          <text:p/>
        </draw:line>
        <draw:frame draw:style-name="gr9" draw:text-style-name="P5" draw:layer="layout" svg:width="1.4cm" svg:height="0.683cm" svg:x="7.2cm" svg:y="14.4cm">
          <draw:text-box>
            <text:p><text:span text:style-name="T4">exec</text:span></text:p>
          </draw:text-box>
        </draw:frame>
        <draw:custom-shape draw:style-name="gr7" draw:text-style-name="P4" xml:id="id8" draw:id="id8" draw:layer="layout" svg:width="2.2cm" svg:height="1.8cm" svg:x="6cm" svg:y="6.4cm">
          <text:p text:style-name="P1"><text:span text:style-name="T3">main(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6cm" svg:y1="9.6cm" svg:x2="7.6cm" svg:y2="8.2cm">
          <text:p/>
        </draw:line>
        <draw:line draw:style-name="gr8" draw:text-style-name="P1" draw:layer="layout" svg:x1="6.6cm" svg:y1="8.2cm" svg:x2="6.6cm" svg:y2="9.6cm">
          <text:p/>
        </draw:line>
        <draw:frame draw:style-name="gr9" draw:text-style-name="P5" draw:layer="layout" svg:width="1.4cm" svg:height="0.683cm" svg:x="7.8cm" svg:y="8.517cm">
          <draw:text-box>
            <text:p><text:span text:style-name="T4">调用</text:span></text:p>
          </draw:text-box>
        </draw:frame>
        <draw:frame draw:style-name="gr9" draw:text-style-name="P5" draw:layer="layout" svg:width="1.6cm" svg:height="0.683cm" svg:x="5.2cm" svg:y="8.4cm">
          <draw:text-box>
            <text:p><text:span text:style-name="T4"><text:s/></text:span><text:span text:style-name="T4">返回</text:span></text:p>
          </draw:text-box>
        </draw:frame>
        <draw:custom-shape draw:style-name="gr7" draw:text-style-name="P4" xml:id="id7" draw:id="id7" draw:layer="layout" svg:width="2.2cm" svg:height="1.8cm" svg:x="6cm" svg:y="3.4cm">
          <text:p text:style-name="P1"><text:span text:style-name="T3">用户函数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cm" svg:height="0.683cm" svg:x="7.8cm" svg:y="5.517cm">
          <draw:text-box>
            <text:p><text:span text:style-name="T4">调用</text:span></text:p>
          </draw:text-box>
        </draw:frame>
        <draw:frame draw:style-name="gr9" draw:text-style-name="P5" draw:layer="layout" svg:width="1.6cm" svg:height="0.683cm" svg:x="5.2cm" svg:y="5.4cm">
          <draw:text-box>
            <text:p><text:span text:style-name="T4"><text:s/></text:span><text:span text:style-name="T4">返回</text:span></text:p>
          </draw:text-box>
        </draw:frame>
        <draw:line draw:style-name="gr8" draw:text-style-name="P1" draw:layer="layout" svg:x1="7.6cm" svg:y1="6.4cm" svg:x2="7.6cm" svg:y2="5.2cm">
          <text:p/>
        </draw:line>
        <draw:line draw:style-name="gr8" draw:text-style-name="P1" draw:layer="layout" svg:x1="6.6cm" svg:y1="5.2cm" svg:x2="6.6cm" svg:y2="6.4cm">
          <text:p/>
        </draw:line>
        <draw:custom-shape draw:style-name="gr7" draw:text-style-name="P4" draw:layer="layout" svg:width="2.2cm" svg:height="1.8cm" svg:x="12.2cm" svg:y="6.6cm">
          <text:p text:style-name="P1"><text:span text:style-name="T3">exit</text:span><text:span text:style-name="T3">函数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4cm" svg:y1="4.2cm" svg:x2="12.2cm" svg:y2="6.8cm">
          <text:p/>
        </draw:line>
        <draw:line draw:style-name="gr8" draw:text-style-name="P1" draw:layer="layout" svg:x1="8.4cm" svg:y1="7.2cm" svg:x2="12.2cm" svg:y2="7.2cm">
          <text:p/>
        </draw:line>
        <draw:line draw:style-name="gr8" draw:text-style-name="P1" draw:layer="layout" svg:x1="8.6cm" svg:y1="10.6cm" svg:x2="12.2cm" svg:y2="8cm">
          <text:p/>
        </draw:line>
        <draw:custom-shape draw:style-name="gr7" draw:text-style-name="P4" draw:layer="layout" svg:width="3.2cm" svg:height="1.8cm" svg:x="18.2cm" svg:y="3.6cm">
          <text:p text:style-name="P1"><text:span text:style-name="T3">终止处理程序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1.8cm" svg:x="18.2cm" svg:y="6.6cm">
          <text:p text:style-name="P1"><text:span text:style-name="T3">终止处理程序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1.8cm" svg:x="18.2cm" svg:y="9.4cm">
          <text:p text:style-name="P1"><text:span text:style-name="T3">标准</text:span><text:span text:style-name="T3">IO</text:span><text:span text:style-name="T3">清理程序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4cm" svg:y1="7.2cm" svg:x2="17.8cm" svg:y2="4.8cm">
          <text:p/>
        </draw:line>
        <draw:line draw:style-name="gr8" draw:text-style-name="P1" draw:layer="layout" svg:x1="14.4cm" svg:y1="7.4cm" svg:x2="18cm" svg:y2="7.4cm">
          <text:p/>
        </draw:line>
        <draw:line draw:style-name="gr8" draw:text-style-name="P1" draw:layer="layout" svg:x1="14.4cm" svg:y1="7.8cm" svg:x2="18.2cm" svg:y2="10.4cm">
          <text:p/>
        </draw:line>
        <draw:line draw:style-name="gr8" draw:text-style-name="P1" draw:layer="layout" svg:x1="13.2cm" svg:y1="8.4cm" svg:x2="13.2cm" svg:y2="15.2cm">
          <text:p/>
        </draw:line>
        <draw:frame draw:style-name="gr10" draw:text-style-name="P5" draw:layer="layout" svg:width="2.6cm" svg:height="1.2cm" svg:x="13.6cm" svg:y="10.8cm">
          <draw:text-box>
            <text:p><text:span text:style-name="T4">_exit</text:span><text:span text:style-name="T4">或 </text:span><text:span text:style-name="T4">_Exit</text:span></text:p>
          </draw:text-box>
        </draw:frame>
        <draw:connector draw:style-name="gr8" draw:text-style-name="P1" draw:layer="layout" draw:line-skew="-2.591cm" svg:x1="6cm" svg:y1="4.3cm" svg:x2="2.883cm" svg:y2="17.391cm" draw:start-shape="id7" draw:start-glue-point="3" svg:d="m6000 4300h-4400v13091h1283" svg:viewBox="0 0 4401 13092">
          <text:p/>
        </draw:connector>
        <draw:connector draw:style-name="gr8" draw:text-style-name="P1" draw:layer="layout" draw:line-skew="-1.977cm" svg:x1="6cm" svg:y1="7.3cm" svg:x2="2.854cm" svg:y2="16.142cm" draw:start-shape="id8" draw:start-glue-point="3" svg:d="m6000 7300h-3800v8842h654" svg:viewBox="0 0 3801 8843">
          <text:p/>
        </draw:connector>
        <draw:frame draw:style-name="gr10" draw:text-style-name="P5" draw:layer="layout" svg:width="2.6cm" svg:height="1.2cm" svg:x="1.6cm" svg:y="3cm">
          <draw:text-box>
            <text:p><text:span text:style-name="T4">_exit</text:span><text:span text:style-name="T4">或 </text:span><text:span text:style-name="T4">_Exit</text:span></text:p>
          </draw:text-box>
        </draw:frame>
        <draw:frame draw:style-name="gr10" draw:text-style-name="P5" draw:layer="layout" svg:width="2.6cm" svg:height="1.2cm" svg:x="2.4cm" svg:y="5.8cm">
          <draw:text-box>
            <text:p><text:span text:style-name="T4">_exit</text:span><text:span text:style-name="T4">或 </text:span><text:span text:style-name="T4">_Exit</text:span></text:p>
          </draw:text-box>
        </draw:frame>
        <draw:frame draw:style-name="gr10" draw:text-style-name="P5" draw:layer="layout" svg:width="2.6cm" svg:height="1.2cm" svg:x="24.6cm" svg:y="6.4cm">
          <draw:text-box>
            <text:p><text:span text:style-name="T4">用户进程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custom-shape draw:style-name="gr11" draw:text-style-name="P1" draw:layer="layout" svg:width="6.2cm" svg:height="14.6cm" svg:x="6.6cm" svg:y="1.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6cm" svg:y1="3cm" svg:x2="12.8cm" svg:y2="3cm">
          <text:p/>
        </draw:line>
        <draw:custom-shape draw:style-name="gr13" draw:text-style-name="P1" draw:layer="layout" svg:width="0.4cm" svg:height="1cm" svg:x="13.2cm" svg:y="1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5.455cm" svg:height="0.831cm" svg:x="13.8cm" svg:y="1.969cm">
          <draw:text-box>
            <text:p><text:span text:style-name="T5">命令行参数和环境变量</text:span></text:p>
          </draw:text-box>
        </draw:frame>
        <draw:line draw:style-name="gr12" draw:text-style-name="P1" draw:layer="layout" svg:x1="6.6cm" svg:y1="3.8cm" svg:x2="12.8cm" svg:y2="3.8cm">
          <text:p/>
        </draw:line>
        <draw:frame draw:style-name="gr15" draw:text-style-name="P5" draw:layer="layout" svg:width="1.476cm" svg:height="4.2cm" svg:x="8.524cm" svg:y="3.117cm">
          <draw:text-box>
            <text:p><text:span text:style-name="T4">stack</text:span></text:p>
          </draw:text-box>
        </draw:frame>
        <draw:line draw:style-name="gr8" draw:text-style-name="P1" draw:layer="layout" svg:x1="9.4cm" svg:y1="3.8cm" svg:x2="9.4cm" svg:y2="5cm">
          <text:p/>
        </draw:line>
        <draw:frame draw:style-name="gr14" draw:text-style-name="P5" draw:layer="layout" svg:width="1.852cm" svg:height="0.683cm" svg:x="9.724cm" svg:y="4cm">
          <draw:text-box>
            <text:p><text:span text:style-name="T4">unused</text:span></text:p>
          </draw:text-box>
        </draw:frame>
        <draw:line draw:style-name="gr12" draw:text-style-name="P1" draw:layer="layout" svg:x1="6.6cm" svg:y1="7.8cm" svg:x2="12.8cm" svg:y2="7.8cm">
          <text:p/>
        </draw:line>
        <draw:line draw:style-name="gr12" draw:text-style-name="P1" draw:layer="layout" svg:x1="6.6cm" svg:y1="9cm" svg:x2="12.8cm" svg:y2="9cm">
          <text:p/>
        </draw:line>
        <draw:frame draw:style-name="gr16" draw:text-style-name="P5" draw:layer="layout" svg:width="1.476cm" svg:height="0.683cm" svg:x="8.524cm" svg:y="8.117cm">
          <draw:text-box>
            <text:p><text:span text:style-name="T4">heap</text:span></text:p>
          </draw:text-box>
        </draw:frame>
        <draw:frame draw:style-name="gr14" draw:text-style-name="P5" draw:layer="layout" svg:width="1.852cm" svg:height="0.683cm" svg:x="9.8cm" svg:y="6.8cm">
          <draw:text-box>
            <text:p><text:span text:style-name="T4">unused</text:span></text:p>
          </draw:text-box>
        </draw:frame>
        <draw:line draw:style-name="gr8" draw:text-style-name="P1" draw:layer="layout" svg:x1="9.2cm" svg:y1="7.8cm" svg:x2="9.2cm" svg:y2="6.4cm">
          <text:p/>
        </draw:line>
        <draw:line draw:style-name="gr12" draw:text-style-name="P1" draw:layer="layout" svg:x1="6.6cm" svg:y1="11cm" svg:x2="12.8cm" svg:y2="11cm">
          <text:p/>
        </draw:line>
        <draw:frame draw:style-name="gr14" draw:text-style-name="P6" draw:layer="layout" svg:width="3.969cm" svg:height="0.831cm" svg:x="7.6cm" svg:y="9.6cm">
          <draw:text-box>
            <text:p><text:span text:style-name="T5">未初始化的数据</text:span></text:p>
          </draw:text-box>
        </draw:frame>
        <draw:custom-shape draw:style-name="gr13" draw:text-style-name="P1" draw:layer="layout" svg:width="0.4cm" svg:height="1.8cm" svg:x="13.2cm" svg:y="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4.291cm" svg:height="0.831cm" svg:x="13.831cm" svg:y="9.6cm">
          <draw:text-box>
            <text:p><text:span text:style-name="T5">由</text:span><text:span text:style-name="T5">exec</text:span><text:span text:style-name="T5">初始为</text:span><text:span text:style-name="T5">0</text:span></text:p>
          </draw:text-box>
        </draw:frame>
        <draw:line draw:style-name="gr12" draw:text-style-name="P1" draw:layer="layout" svg:x1="6.6cm" svg:y1="12.2cm" svg:x2="12.8cm" svg:y2="12.2cm">
          <text:p/>
        </draw:line>
        <draw:frame draw:style-name="gr14" draw:text-style-name="P6" draw:layer="layout" svg:width="3.474cm" svg:height="0.831cm" svg:x="7.6cm" svg:y="11.068cm">
          <draw:text-box>
            <text:p><text:span text:style-name="T5">初始化的数据</text:span></text:p>
          </draw:text-box>
        </draw:frame>
        <draw:frame draw:style-name="gr14" draw:text-style-name="P6" draw:layer="layout" svg:width="2.483cm" svg:height="0.831cm" svg:x="7.726cm" svg:y="13.969cm">
          <draw:text-box>
            <text:p><text:span text:style-name="T5">程序正文</text:span></text:p>
          </draw:text-box>
        </draw:frame>
        <draw:custom-shape draw:style-name="gr13" draw:text-style-name="P1" draw:layer="layout" svg:width="0.6cm" svg:height="5cm" svg:x="13.2cm" svg:y="1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5.843cm" svg:height="0.831cm" svg:x="13.909cm" svg:y="13.369cm">
          <draw:text-box>
            <text:p><text:span text:style-name="T5">由</text:span><text:span text:style-name="T5">exec</text:span><text:span text:style-name="T5">从程序文件读入</text:span></text:p>
          </draw:text-box>
        </draw:frame>
        <draw:line draw:style-name="gr17" draw:text-style-name="P1" draw:layer="layout" svg:x1="4.8cm" svg:y1="1.8cm" svg:x2="4.8cm" svg:y2="15.4cm">
          <text:p/>
        </draw:line>
        <draw:frame draw:style-name="gr14" draw:layer="layout" svg:width="1.137cm" svg:height="0.988cm" svg:x="3.8cm" svg:y="2.6cm">
          <draw:text-box>
            <text:p>高</text:p>
          </draw:text-box>
        </draw:frame>
        <draw:frame draw:style-name="gr14" draw:layer="layout" svg:width="1.137cm" svg:height="0.988cm" svg:x="3.463cm" svg:y="13.2cm">
          <draw:text-box>
            <text:p>低</text:p>
          </draw:text-box>
        </draw:frame>
        <draw:frame draw:style-name="gr18" draw:text-style-name="P5" draw:layer="layout" svg:width="3.736cm" svg:height="0.808cm" svg:x="8.464cm" svg:y="1.792cm">
          <draw:text-box>
            <text:p><text:span text:style-name="T4">内核启动器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draw:custom-shape draw:style-name="gr1" draw:text-style-name="P1" draw:layer="layout" svg:width="6cm" svg:height="5.2cm" svg:x="2.849cm" svg:y="1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04cm" svg:height="2.813cm" svg:x="3.501cm" svg:y="3.1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">fd0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7"><text:span text:style-name="T1">fd1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7"><text:span text:style-name="T1">fd2</text:span>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2" draw:text-style-name="P2" draw:layer="layout" svg:width="3.361cm" svg:height="0.988cm" svg:x="5.849cm" svg:y="2.012cm">
          <draw:text-box>
            <text:p text:style-name="P2"><text:span text:style-name="T2">文件指针</text:span></text:p>
          </draw:text-box>
        </draw:frame>
        <draw:frame draw:style-name="standard" xml:id="id9" draw:id="id9" draw:layer="layout" svg:width="6.049cm" svg:height="2.993cm" svg:x="11.675cm" svg:y="2.084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 text:style-name="P2"><text:span text:style-name="T2">文件状态标志</text:span></text:p>
              </table:table-cell>
            </table:table-row>
            <table:table-row table:style-name="ro4">
              <table:table-cell table:style-name="ce2">
                <text:p text:style-name="P2"><text:span text:style-name="T2">当前文件偏移量</text:span></text:p>
              </table:table-cell>
            </table:table-row>
            <table:table-row table:style-name="ro3">
              <table:table-cell table:style-name="ce2">
                <text:p text:style-name="P2"><text:span text:style-name="T2">V</text:span><text:span text:style-name="T2">节点指针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10" draw:id="id10" draw:layer="layout" svg:width="4.659cm" svg:height="2.993cm" svg:x="21.013cm" svg:y="6.6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 text:style-name="P2"><text:span text:style-name="T1">v</text:span><text:span text:style-name="T1">节点信息</text:span></text:p>
              </table:table-cell>
            </table:table-row>
            <table:table-row table:style-name="ro4">
              <table:table-cell table:style-name="ce3">
                <text:p text:style-name="P2"><text:span text:style-name="T1">i </text:span><text:span text:style-name="T1">节点信息</text:span></text:p>
              </table:table-cell>
            </table:table-row>
            <table:table-row table:style-name="ro4">
              <table:table-cell table:style-name="ce3">
                <text:p text:style-name="P2"><text:span text:style-name="T1">当前文件长度</text:span></text:p>
              </table:table-cell>
            </table:table-row>
          </table:table>
          <draw:image xlink:href="Pictures/TablePreview13.svm" xlink:type="simple" xlink:show="embed" xlink:actuate="onLoad"/>
        </draw:frame>
        <draw:connector draw:style-name="gr3" draw:text-style-name="P1" draw:layer="layout" draw:type="curve" svg:x1="9.076cm" svg:y1="5.694cm" svg:x2="11.675cm" svg:y2="3.58cm" draw:end-shape="id9" draw:end-glue-point="3" svg:d="m9076 5694c1573 0 274-2114 2599-2114" svg:viewBox="0 0 2600 2115">
          <text:p/>
        </draw:connector>
        <draw:connector draw:style-name="gr3" draw:text-style-name="P1" draw:layer="layout" draw:type="curve" svg:x1="9.009cm" svg:y1="12.593cm" svg:x2="11.535cm" svg:y2="4.366cm" svg:d="m9009 12593c0-6169 2526-2056 2526-8227" svg:viewBox="0 0 2527 8228">
          <text:p/>
        </draw:connector>
        <draw:connector draw:style-name="gr3" draw:text-style-name="P1" draw:layer="layout" draw:type="curve" svg:x1="17.724cm" svg:y1="3.58cm" svg:x2="21.013cm" svg:y2="8.126cm" draw:start-shape="id9" draw:end-shape="id10" svg:d="m17724 3580c2467 0 823 4546 3289 4546" svg:viewBox="0 0 3290 4547">
          <text:p/>
        </draw:connector>
        <draw:custom-shape draw:style-name="gr1" draw:text-style-name="P1" draw:layer="layout" svg:width="6cm" svg:height="5.2cm" svg:x="2.8cm" svg:y="8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04cm" svg:height="2.813cm" svg:x="3.452cm" svg:y="10.1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">fd0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7"><text:span text:style-name="T1">fd1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7"><text:span text:style-name="T1">fd2</text:span></text:p>
              </table:table-cell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2" draw:text-style-name="P2" draw:layer="layout" svg:width="3.361cm" svg:height="0.988cm" svg:x="5.8cm" svg:y="9.012cm">
          <draw:text-box>
            <text:p text:style-name="P2"><text:span text:style-name="T2">文件指针</text:span></text:p>
          </draw:text-box>
        </draw:frame>
        <draw:frame draw:style-name="gr19" draw:layer="layout" svg:width="3.677cm" svg:height="0.988cm" svg:x="4.523cm" svg:y="0.6cm">
          <draw:text-box>
            <text:p>父进程表项</text:p>
          </draw:text-box>
        </draw:frame>
        <draw:frame draw:style-name="gr19" draw:layer="layout" svg:width="3.677cm" svg:height="0.988cm" svg:x="4.4cm" svg:y="7.6cm">
          <draw:text-box>
            <text:p>子进程表项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</meta:initial-creator>
    <meta:creation-date>2014-03-30T15:49:54</meta:creation-date>
    <dc:date>2014-05-02T16:11:59</dc:date>
    <dc:creator>tony </dc:creator>
    <meta:editing-duration>PT4H39M33S</meta:editing-duration>
    <meta:editing-cycles>20</meta:editing-cycles>
    <meta:generator>LibreOffice/3.5$Linux_X86_64 LibreOffice_project/350m1$Build-2</meta:generator>
    <meta:document-statistic meta:object-count="126"/>
  </office:meta>
</office:document-meta>
</file>